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ackground-color="#c0c0c0"/>
    </style:style>
    <style:style style:name="ce7" style:family="table-cell" style:parent-style-name="Default" style:data-style-name="N110"/>
  </office:automatic-styles>
  <office:body>
    <office:spreadsheet>
      <table:table table:name="5DI-1AI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Simulation de multiplexeur 5DI/1AI</text:p>
          </table:table-cell>
          <table:covered-table-cell/>
          <table:covered-table-cell table:style-name="ce3"/>
          <table:covered-table-cell/>
          <table:covered-table-cell table:style-name="ce2"/>
          <table:table-cell table:number-columns-repeated="7"/>
        </table:table-row>
        <table:table-row table:style-name="ro1">
          <table:table-cell office:value-type="string">
            <text:p>tension d'alimentation</text:p>
          </table:table-cell>
          <table:table-cell/>
          <table:table-cell table:style-name="ce4" office:value-type="float" office:value="24">
            <text:p>24</text:p>
          </table:table-cell>
          <table:table-cell office:value-type="string">
            <text:p>Volts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N° de résistance</text:p>
          </table:table-cell>
          <table:table-cell office:value-type="string">
            <text:p>Ohms</text:p>
          </table:table-cell>
          <table:table-cell table:style-name="ce2" office:value-type="string">
            <text:p>Etat du contact</text:p>
          </table:table-cell>
          <table:table-cell office:value-type="string">
            <text:p>Resistance</text:p>
          </table:table-cell>
          <table:table-cell table:style-name="ce2" office:value-type="string">
            <text:p>Tension sur l'entrée</text:p>
          </table:table-cell>
          <table:table-cell table:number-columns-repeated="7"/>
        </table:table-row>
        <table:table-row table:style-name="ro1">
          <table:table-cell office:value-type="string">
            <text:p>Rc</text:p>
          </table:table-cell>
          <table:table-cell office:value-type="float" office:value="10110">
            <text:p>10110</text:p>
          </table:table-cell>
          <table:table-cell table:style-name="ce2"/>
          <table:table-cell table:formula="of:=[.B4]" office:value-type="float" office:value="10110">
            <text:p>10110</text:p>
          </table:table-cell>
          <table:table-cell table:style-name="ce6" table:formula="of:=[.C2]-([.D4]*[.D11]/1000)" office:value-type="float" office:value="7.61094224924012">
            <text:p>7,61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float" office:value="150">
            <text:p>150</text:p>
          </table:table-cell>
          <table:table-cell table:style-name="ce5" office:value-type="float" office:value="0">
            <text:p>0</text:p>
          </table:table-cell>
          <table:table-cell table:formula="of:=([.C5]=0) * [.B5]" office:value-type="float" office:value="150">
            <text:p>150</text:p>
          </table:table-cell>
          <table:table-cell table:style-name="ce6" table:formula="of:=[.E4] - ([.D5]*[.D$11]/1000)" office:value-type="float" office:value="7.3677811550152">
            <text:p>7,368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float" office:value="301">
            <text:p>301</text:p>
          </table:table-cell>
          <table:table-cell table:style-name="ce5" office:value-type="float" office:value="0">
            <text:p>0</text:p>
          </table:table-cell>
          <table:table-cell table:formula="of:=([.C6]=0) * [.B6]" office:value-type="float" office:value="301">
            <text:p>301</text:p>
          </table:table-cell>
          <table:table-cell table:style-name="ce6" table:formula="of:=[.E5] - ([.D6]*[.D$11]/1000)" office:value-type="float" office:value="6.87983789260385">
            <text:p>6,88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float" office:value="604">
            <text:p>604</text:p>
          </table:table-cell>
          <table:table-cell table:style-name="ce5" office:value-type="float" office:value="0">
            <text:p>0</text:p>
          </table:table-cell>
          <table:table-cell table:formula="of:=([.C7]=0) * [.B7]" office:value-type="float" office:value="604">
            <text:p>604</text:p>
          </table:table-cell>
          <table:table-cell table:style-name="ce6" table:formula="of:=[.E6] - ([.D7]*[.D$11]/1000)" office:value-type="float" office:value="5.90070921985816">
            <text:p>5,901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float" office:value="1210">
            <text:p>1210</text:p>
          </table:table-cell>
          <table:table-cell table:style-name="ce5" office:value-type="float" office:value="0">
            <text:p>0</text:p>
          </table:table-cell>
          <table:table-cell table:formula="of:=([.C8]=0) * [.B8]" office:value-type="float" office:value="1210">
            <text:p>1210</text:p>
          </table:table-cell>
          <table:table-cell table:style-name="ce6" table:formula="of:=[.E7] - ([.D8]*[.D$11]/1000)" office:value-type="float" office:value="3.93920972644377">
            <text:p>3,939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float" office:value="2430">
            <text:p>2430</text:p>
          </table:table-cell>
          <table:table-cell table:style-name="ce5" office:value-type="float" office:value="0">
            <text:p>0</text:p>
          </table:table-cell>
          <table:table-cell table:formula="of:=([.C9]=0) * [.B9]" office:value-type="float" office:value="2430">
            <text:p>2430</text:p>
          </table:table-cell>
          <table:table-cell table:style-name="ce6" table:formula="of:=[.E8] - ([.D9]*[.D$11]/1000)" office:value-type="float" office:value="0">
            <text:p>0,000</text:p>
          </table:table-cell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SUM([.B4:.B9])" office:value-type="float" office:value="14805">
            <text:p>14805</text:p>
          </table:table-cell>
          <table:table-cell table:style-name="ce2" office:value-type="float" office:value="0">
            <text:p>0</text:p>
          </table:table-cell>
          <table:table-cell table:formula="of:=SUM([.D4:.D9])" office:value-type="float" office:value="14805">
            <text:p>14805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Current</text:p>
          </table:table-cell>
          <table:table-cell table:formula="of:=1000 * [.C2]/[.D10]" office:value-type="float" office:value="1.62107396149949">
            <text:p>1,62</text:p>
          </table:table-cell>
          <table:table-cell table:style-name="ce2" office:value-type="string">
            <text:p>m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Les états des contacts peuvent être modifiés (1 pour un contact fermé, 0 pour un ouvert)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La tension d'alimentation peut être changée mais le 5DI / 1AI est prévu pour 24 Vdc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Montage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Default" office:value-type="string">
            <text:p>Rc et R1à R5 sont toutes montées en série . Leur résistance totale est 14805 Ohms.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L'alimentation 24Vdc est appliquée aux deus extrémités de cette chaîne, sous 1,62 mA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Les contacts secs à multiplxer viennent shunter R1 à R5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L'entrée analogique en tension est connectée entre le 0Vdc (GND) et le point commun RC/R5.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2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15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7M33S</meta:editing-duration>
    <meta:editing-cycles>21</meta:editing-cycles>
    <meta:generator>OpenOffice/4.1.1$Win32 OpenOffice.org_project/411m6$Build-9775</meta:generator>
    <dc:date>2017-01-27T15:44:27.25</dc:date>
    <dc:creator>Didier DORGUIN</dc:creator>
    <meta:document-statistic meta:table-count="1" meta:cell-count="52" meta:object-count="0"/>
    <meta:user-defined meta:name="Info 1"/>
    <meta:user-defined meta:name="Info 2"/>
    <meta:user-defined meta:name="Info 3"/>
    <meta:user-defined meta:name="Info 4"/>
  </office:meta>
</office:document-meta>
</file>